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f73" officeooo:paragraph-rsid="001f9f73"/>
    </style:style>
    <style:style style:name="P2" style:family="paragraph" style:parent-style-name="Standard">
      <style:text-properties officeooo:rsid="002173f9" officeooo:paragraph-rsid="002173f9"/>
    </style:style>
    <style:style style:name="P3" style:family="paragraph" style:parent-style-name="Standard">
      <style:text-properties officeooo:rsid="0024c51b" officeooo:paragraph-rsid="0024c51b"/>
    </style:style>
    <style:style style:name="P4" style:family="paragraph" style:parent-style-name="Standard">
      <style:text-properties officeooo:rsid="0022f6a8" officeooo:paragraph-rsid="0022f6a8"/>
    </style:style>
    <style:style style:name="P5" style:family="paragraph" style:parent-style-name="Standard">
      <style:text-properties officeooo:rsid="00283920" officeooo:paragraph-rsid="00283920"/>
    </style:style>
    <style:style style:name="P6" style:family="paragraph" style:parent-style-name="Standard">
      <style:text-properties officeooo:rsid="0026157d" officeooo:paragraph-rsid="0026157d"/>
    </style:style>
    <style:style style:name="P7" style:family="paragraph" style:parent-style-name="Standard">
      <style:text-properties officeooo:rsid="002aab93" officeooo:paragraph-rsid="002aab93"/>
    </style:style>
    <style:style style:name="P8" style:family="paragraph" style:parent-style-name="Standard">
      <style:text-properties officeooo:rsid="002cf8f9" officeooo:paragraph-rsid="002cf8f9"/>
    </style:style>
    <style:style style:name="P9" style:family="paragraph" style:parent-style-name="Standard">
      <style:text-properties officeooo:rsid="002e80e9" officeooo:paragraph-rsid="002e80e9"/>
    </style:style>
    <style:style style:name="P10" style:family="paragraph" style:parent-style-name="Standard">
      <style:text-properties officeooo:rsid="003261cb" officeooo:paragraph-rsid="003261cb"/>
    </style:style>
    <style:style style:name="P11" style:family="paragraph" style:parent-style-name="Standard">
      <style:text-properties fo:color="#c9211e" loext:opacity="100%" fo:font-size="14pt" officeooo:rsid="00307022" officeooo:paragraph-rsid="00307022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2f17bf"/>
    </style:style>
    <style:style style:name="T3" style:family="text">
      <style:text-properties officeooo:rsid="0031d50c"/>
    </style:style>
    <style:style style:name="T4" style:family="text">
      <style:text-properties officeooo:rsid="0033eed3"/>
    </style:style>
    <style:style style:name="T5" style:family="text">
      <style:text-properties officeooo:rsid="00366c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:</text:p>
      <text:p text:style-name="P1"/>
      <text:p text:style-name="P11">block 4 comp check</text:p>
      <text:p text:style-name="P11"><text:span text:style-name="T5">block 4 </text:span>github workflow</text:p>
      <text:p text:style-name="P11"><text:span text:style-name="T5">block 5 </text:span>zoo problem</text:p>
      <text:p text:style-name="P1"/>
      <text:p text:style-name="P1">VS Code for Linux</text:p>
      <text:p text:style-name="P1">Scavenger Computer Hunt</text:p>
      <text:p text:style-name="P2">block 1 &amp; 2 due Aug 14</text:p>
      <text:p text:style-name="P2"/>
      <text:p text:style-name="P10">Press “shift 1” to create new HTML template</text:p>
      <text:p text:style-name="P7">sudo apt install git</text:p>
      <text:p text:style-name="P4"/>
      <text:p text:style-name="P4"/>
      <text:p text:style-name="P5">IDE = Integrated Development Environment</text:p>
      <text:p text:style-name="P5"/>
      <text:p text:style-name="P3">generate ssh key</text:p>
      <text:p text:style-name="P6">1<text:span text:style-name="T1">st</text:span> two tabs of block4 git workflow</text:p>
      <text:p text:style-name="P6"/>
      <text:p text:style-name="P8"/>
      <text:p text:style-name="P9">How to go into terminal <text:span text:style-name="T2">vim </text:span>“<text:span text:style-name="T2">console log” </text:span>blank page and out of blank page? <text:span text:style-name="T3">(esc…, :q , :w, :w</text:span><text:span text:style-name="T4">q</text:span><text:span text:style-name="T3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18:30.321693621</meta:creation-date>
    <meta:editing-duration>PT2H51M13S</meta:editing-duration>
    <meta:editing-cycles>11</meta:editing-cycles>
    <meta:generator>LibreOffice/7.3.7.2$Linux_X86_64 LibreOffice_project/30$Build-2</meta:generator>
    <dc:date>2023-08-22T14:25:34.468719666</dc:date>
    <meta:document-statistic meta:table-count="0" meta:image-count="0" meta:object-count="0" meta:page-count="1" meta:paragraph-count="13" meta:word-count="74" meta:character-count="381" meta:non-whitespace-character-count="320"/>
  </office:meta>
</office:document-meta>
</file>